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3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masa</text:p>
          </table:table-cell>
          <table:table-cell table:style-name="ce1" office:value-type="float" office:value="1" calcext:value-type="float">
            <text:p>1,000</text:p>
          </table:table-cell>
          <table:table-cell table:number-columns-repeated="2"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h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aceleración</text:p>
          </table:table-cell>
          <table:table-cell table:style-name="ce1" office:value-type="float" office:value="-3" calcext:value-type="float">
            <text:p>-3,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]/60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formula="of:=SQRT(2*ABS([.$C$5])/[.$C$2])" office:value-type="float" office:value="1.73205080756888" calcext:value-type="float">
            <text:p>1,732</text:p>
          </table:table-cell>
          <table:table-cell office:value-type="float" office:value="0" calcext:value-type="float">
            <text:p>0,0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altura máxima</text:p>
          </table:table-cell>
          <table:table-cell table:style-name="ce2" office:value-type="float" office:value="0.5" calcext:value-type="float">
            <text:p>0,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4]/60" office:value-type="float" office:value="0.0166666666666667" calcext:value-type="float">
            <text:p>0,017</text:p>
          </table:table-cell>
          <table:table-cell table:formula="of:=[.F4]-[.F3]" office:value-type="float" office:value="0.0166666666666667" calcext:value-type="float">
            <text:p>0,017</text:p>
          </table:table-cell>
          <table:table-cell table:formula="of:=[.H3]+([.$C$3]*[.G4])" office:value-type="float" office:value="1.68205080756888" calcext:value-type="float">
            <text:p>1,682</text:p>
          </table:table-cell>
          <table:table-cell table:formula="of:=[.I3]+([.H4]*[.G4])" office:value-type="float" office:value="0.028034180126148" calcext:value-type="float">
            <text:p>0,028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Ep max</text:p>
          </table:table-cell>
          <table:table-cell table:style-name="ce1" table:formula="of:=ABS([.C2]*[.C3]*[.C4])" office:value-type="float" office:value="1.5" calcext:value-type="float">
            <text:p>1,5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5]/60" office:value-type="float" office:value="0.0333333333333333" calcext:value-type="float">
            <text:p>0,033</text:p>
          </table:table-cell>
          <table:table-cell table:formula="of:=[.F5]-[.F4]" office:value-type="float" office:value="0.0166666666666667" calcext:value-type="float">
            <text:p>0,017</text:p>
          </table:table-cell>
          <table:table-cell table:formula="of:=[.H4]+([.$C$3]*[.G5])" office:value-type="float" office:value="1.63205080756888" calcext:value-type="float">
            <text:p>1,632</text:p>
          </table:table-cell>
          <table:table-cell table:formula="of:=[.I4]+([.H5]*[.G5])" office:value-type="float" office:value="0.0552350269189626" calcext:value-type="float">
            <text:p>0,0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E6]/60" office:value-type="float" office:value="0.05" calcext:value-type="float">
            <text:p>0,050</text:p>
          </table:table-cell>
          <table:table-cell table:formula="of:=[.F6]-[.F5]" office:value-type="float" office:value="0.0166666666666667" calcext:value-type="float">
            <text:p>0,017</text:p>
          </table:table-cell>
          <table:table-cell table:formula="of:=[.H5]+([.$C$3]*[.G6])" office:value-type="float" office:value="1.58205080756888" calcext:value-type="float">
            <text:p>1,582</text:p>
          </table:table-cell>
          <table:table-cell table:formula="of:=[.I5]+([.H6]*[.G6])" office:value-type="float" office:value="0.0816025403784439" calcext:value-type="float">
            <text:p>0,0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E7]/60" office:value-type="float" office:value="0.0666666666666667" calcext:value-type="float">
            <text:p>0,067</text:p>
          </table:table-cell>
          <table:table-cell table:formula="of:=[.F7]-[.F6]" office:value-type="float" office:value="0.0166666666666667" calcext:value-type="float">
            <text:p>0,017</text:p>
          </table:table-cell>
          <table:table-cell table:formula="of:=[.H6]+([.$C$3]*[.G7])" office:value-type="float" office:value="1.53205080756888" calcext:value-type="float">
            <text:p>1,532</text:p>
          </table:table-cell>
          <table:table-cell table:formula="of:=[.I6]+([.H7]*[.G7])" office:value-type="float" office:value="0.107136720504592" calcext:value-type="float">
            <text:p>0,1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E8]/60" office:value-type="float" office:value="0.0833333333333333" calcext:value-type="float">
            <text:p>0,083</text:p>
          </table:table-cell>
          <table:table-cell table:formula="of:=[.F8]-[.F7]" office:value-type="float" office:value="0.0166666666666667" calcext:value-type="float">
            <text:p>0,017</text:p>
          </table:table-cell>
          <table:table-cell table:formula="of:=[.H7]+([.$C$3]*[.G8])" office:value-type="float" office:value="1.48205080756888" calcext:value-type="float">
            <text:p>1,482</text:p>
          </table:table-cell>
          <table:table-cell table:formula="of:=[.I7]+([.H8]*[.G8])" office:value-type="float" office:value="0.131837567297406" calcext:value-type="float">
            <text:p>0,1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E9]/60" office:value-type="float" office:value="0.1" calcext:value-type="float">
            <text:p>0,100</text:p>
          </table:table-cell>
          <table:table-cell table:formula="of:=[.F9]-[.F8]" office:value-type="float" office:value="0.0166666666666667" calcext:value-type="float">
            <text:p>0,017</text:p>
          </table:table-cell>
          <table:table-cell table:formula="of:=[.H8]+([.$C$3]*[.G9])" office:value-type="float" office:value="1.43205080756888" calcext:value-type="float">
            <text:p>1,432</text:p>
          </table:table-cell>
          <table:table-cell table:formula="of:=[.I8]+([.H9]*[.G9])" office:value-type="float" office:value="0.155705080756888" calcext:value-type="float">
            <text:p>0,1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E10]/60" office:value-type="float" office:value="0.116666666666667" calcext:value-type="float">
            <text:p>0,117</text:p>
          </table:table-cell>
          <table:table-cell table:formula="of:=[.F10]-[.F9]" office:value-type="float" office:value="0.0166666666666667" calcext:value-type="float">
            <text:p>0,017</text:p>
          </table:table-cell>
          <table:table-cell table:formula="of:=[.H9]+([.$C$3]*[.G10])" office:value-type="float" office:value="1.38205080756888" calcext:value-type="float">
            <text:p>1,382</text:p>
          </table:table-cell>
          <table:table-cell table:formula="of:=[.I9]+([.H10]*[.G10])" office:value-type="float" office:value="0.178739260883036" calcext:value-type="float">
            <text:p>0,1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E11]/60" office:value-type="float" office:value="0.133333333333333" calcext:value-type="float">
            <text:p>0,133</text:p>
          </table:table-cell>
          <table:table-cell table:formula="of:=[.F11]-[.F10]" office:value-type="float" office:value="0.0166666666666667" calcext:value-type="float">
            <text:p>0,017</text:p>
          </table:table-cell>
          <table:table-cell table:formula="of:=[.H10]+([.$C$3]*[.G11])" office:value-type="float" office:value="1.33205080756888" calcext:value-type="float">
            <text:p>1,332</text:p>
          </table:table-cell>
          <table:table-cell table:formula="of:=[.I10]+([.H11]*[.G11])" office:value-type="float" office:value="0.20094010767585" calcext:value-type="float">
            <text:p>0,2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E12]/60" office:value-type="float" office:value="0.15" calcext:value-type="float">
            <text:p>0,150</text:p>
          </table:table-cell>
          <table:table-cell table:formula="of:=[.F12]-[.F11]" office:value-type="float" office:value="0.0166666666666667" calcext:value-type="float">
            <text:p>0,017</text:p>
          </table:table-cell>
          <table:table-cell table:formula="of:=[.H11]+([.$C$3]*[.G12])" office:value-type="float" office:value="1.28205080756888" calcext:value-type="float">
            <text:p>1,282</text:p>
          </table:table-cell>
          <table:table-cell table:formula="of:=[.I11]+([.H12]*[.G12])" office:value-type="float" office:value="0.222307621135332" calcext:value-type="float">
            <text:p>0,2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E13]/60" office:value-type="float" office:value="0.166666666666667" calcext:value-type="float">
            <text:p>0,167</text:p>
          </table:table-cell>
          <table:table-cell table:formula="of:=[.F13]-[.F12]" office:value-type="float" office:value="0.0166666666666667" calcext:value-type="float">
            <text:p>0,017</text:p>
          </table:table-cell>
          <table:table-cell table:formula="of:=[.H12]+([.$C$3]*[.G13])" office:value-type="float" office:value="1.23205080756888" calcext:value-type="float">
            <text:p>1,232</text:p>
          </table:table-cell>
          <table:table-cell table:formula="of:=[.I12]+([.H13]*[.G13])" office:value-type="float" office:value="0.242841801261479" calcext:value-type="float">
            <text:p>0,2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E14]/60" office:value-type="float" office:value="0.183333333333333" calcext:value-type="float">
            <text:p>0,183</text:p>
          </table:table-cell>
          <table:table-cell table:formula="of:=[.F14]-[.F13]" office:value-type="float" office:value="0.0166666666666667" calcext:value-type="float">
            <text:p>0,017</text:p>
          </table:table-cell>
          <table:table-cell table:formula="of:=[.H13]+([.$C$3]*[.G14])" office:value-type="float" office:value="1.18205080756888" calcext:value-type="float">
            <text:p>1,182</text:p>
          </table:table-cell>
          <table:table-cell table:formula="of:=[.I13]+([.H14]*[.G14])" office:value-type="float" office:value="0.262542648054294" calcext:value-type="float">
            <text:p>0,2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15]/60" office:value-type="float" office:value="0.2" calcext:value-type="float">
            <text:p>0,200</text:p>
          </table:table-cell>
          <table:table-cell table:formula="of:=[.F15]-[.F14]" office:value-type="float" office:value="0.0166666666666667" calcext:value-type="float">
            <text:p>0,017</text:p>
          </table:table-cell>
          <table:table-cell table:formula="of:=[.H14]+([.$C$3]*[.G15])" office:value-type="float" office:value="1.13205080756888" calcext:value-type="float">
            <text:p>1,132</text:p>
          </table:table-cell>
          <table:table-cell table:formula="of:=[.I14]+([.H15]*[.G15])" office:value-type="float" office:value="0.281410161513775" calcext:value-type="float">
            <text:p>0,2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E16]/60" office:value-type="float" office:value="0.216666666666667" calcext:value-type="float">
            <text:p>0,217</text:p>
          </table:table-cell>
          <table:table-cell table:formula="of:=[.F16]-[.F15]" office:value-type="float" office:value="0.0166666666666667" calcext:value-type="float">
            <text:p>0,017</text:p>
          </table:table-cell>
          <table:table-cell table:formula="of:=[.H15]+([.$C$3]*[.G16])" office:value-type="float" office:value="1.08205080756888" calcext:value-type="float">
            <text:p>1,082</text:p>
          </table:table-cell>
          <table:table-cell table:formula="of:=[.I15]+([.H16]*[.G16])" office:value-type="float" office:value="0.299444341639923" calcext:value-type="float">
            <text:p>0,2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E17]/60" office:value-type="float" office:value="0.233333333333333" calcext:value-type="float">
            <text:p>0,233</text:p>
          </table:table-cell>
          <table:table-cell table:formula="of:=[.F17]-[.F16]" office:value-type="float" office:value="0.0166666666666667" calcext:value-type="float">
            <text:p>0,017</text:p>
          </table:table-cell>
          <table:table-cell table:formula="of:=[.H16]+([.$C$3]*[.G17])" office:value-type="float" office:value="1.03205080756888" calcext:value-type="float">
            <text:p>1,032</text:p>
          </table:table-cell>
          <table:table-cell table:formula="of:=[.I16]+([.H17]*[.G17])" office:value-type="float" office:value="0.316645188432738" calcext:value-type="float">
            <text:p>0,3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E18]/60" office:value-type="float" office:value="0.25" calcext:value-type="float">
            <text:p>0,250</text:p>
          </table:table-cell>
          <table:table-cell table:formula="of:=[.F18]-[.F17]" office:value-type="float" office:value="0.0166666666666667" calcext:value-type="float">
            <text:p>0,017</text:p>
          </table:table-cell>
          <table:table-cell table:formula="of:=[.H17]+([.$C$3]*[.G18])" office:value-type="float" office:value="0.982050807568876" calcext:value-type="float">
            <text:p>0,982</text:p>
          </table:table-cell>
          <table:table-cell table:formula="of:=[.I17]+([.H18]*[.G18])" office:value-type="float" office:value="0.333012701892219" calcext:value-type="float">
            <text:p>0,3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E19]/60" office:value-type="float" office:value="0.266666666666667" calcext:value-type="float">
            <text:p>0,267</text:p>
          </table:table-cell>
          <table:table-cell table:formula="of:=[.F19]-[.F18]" office:value-type="float" office:value="0.0166666666666667" calcext:value-type="float">
            <text:p>0,017</text:p>
          </table:table-cell>
          <table:table-cell table:formula="of:=[.H18]+([.$C$3]*[.G19])" office:value-type="float" office:value="0.932050807568876" calcext:value-type="float">
            <text:p>0,932</text:p>
          </table:table-cell>
          <table:table-cell table:formula="of:=[.I18]+([.H19]*[.G19])" office:value-type="float" office:value="0.348546882018367" calcext:value-type="float">
            <text:p>0,3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E20]/60" office:value-type="float" office:value="0.283333333333333" calcext:value-type="float">
            <text:p>0,283</text:p>
          </table:table-cell>
          <table:table-cell table:formula="of:=[.F20]-[.F19]" office:value-type="float" office:value="0.0166666666666667" calcext:value-type="float">
            <text:p>0,017</text:p>
          </table:table-cell>
          <table:table-cell table:formula="of:=[.H19]+([.$C$3]*[.G20])" office:value-type="float" office:value="0.882050807568876" calcext:value-type="float">
            <text:p>0,882</text:p>
          </table:table-cell>
          <table:table-cell table:formula="of:=[.I19]+([.H20]*[.G20])" office:value-type="float" office:value="0.363247728811182" calcext:value-type="float">
            <text:p>0,3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E21]/60" office:value-type="float" office:value="0.3" calcext:value-type="float">
            <text:p>0,300</text:p>
          </table:table-cell>
          <table:table-cell table:formula="of:=[.F21]-[.F20]" office:value-type="float" office:value="0.0166666666666667" calcext:value-type="float">
            <text:p>0,017</text:p>
          </table:table-cell>
          <table:table-cell table:formula="of:=[.H20]+([.$C$3]*[.G21])" office:value-type="float" office:value="0.832050807568876" calcext:value-type="float">
            <text:p>0,832</text:p>
          </table:table-cell>
          <table:table-cell table:formula="of:=[.I20]+([.H21]*[.G21])" office:value-type="float" office:value="0.377115242270663" calcext:value-type="float">
            <text:p>0,3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E22]/60" office:value-type="float" office:value="0.316666666666667" calcext:value-type="float">
            <text:p>0,317</text:p>
          </table:table-cell>
          <table:table-cell table:formula="of:=[.F22]-[.F21]" office:value-type="float" office:value="0.0166666666666667" calcext:value-type="float">
            <text:p>0,017</text:p>
          </table:table-cell>
          <table:table-cell table:formula="of:=[.H21]+([.$C$3]*[.G22])" office:value-type="float" office:value="0.782050807568876" calcext:value-type="float">
            <text:p>0,782</text:p>
          </table:table-cell>
          <table:table-cell table:formula="of:=[.I21]+([.H22]*[.G22])" office:value-type="float" office:value="0.390149422396811" calcext:value-type="float">
            <text:p>0,3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E23]/60" office:value-type="float" office:value="0.333333333333333" calcext:value-type="float">
            <text:p>0,333</text:p>
          </table:table-cell>
          <table:table-cell table:formula="of:=[.F23]-[.F22]" office:value-type="float" office:value="0.0166666666666667" calcext:value-type="float">
            <text:p>0,017</text:p>
          </table:table-cell>
          <table:table-cell table:formula="of:=[.H22]+([.$C$3]*[.G23])" office:value-type="float" office:value="0.732050807568876" calcext:value-type="float">
            <text:p>0,732</text:p>
          </table:table-cell>
          <table:table-cell table:formula="of:=[.I22]+([.H23]*[.G23])" office:value-type="float" office:value="0.402350269189625" calcext:value-type="float">
            <text:p>0,4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E24]/60" office:value-type="float" office:value="0.35" calcext:value-type="float">
            <text:p>0,350</text:p>
          </table:table-cell>
          <table:table-cell table:formula="of:=[.F24]-[.F23]" office:value-type="float" office:value="0.0166666666666667" calcext:value-type="float">
            <text:p>0,017</text:p>
          </table:table-cell>
          <table:table-cell table:formula="of:=[.H23]+([.$C$3]*[.G24])" office:value-type="float" office:value="0.682050807568876" calcext:value-type="float">
            <text:p>0,682</text:p>
          </table:table-cell>
          <table:table-cell table:formula="of:=[.I23]+([.H24]*[.G24])" office:value-type="float" office:value="0.413717782649107" calcext:value-type="float">
            <text:p>0,4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E25]/60" office:value-type="float" office:value="0.366666666666667" calcext:value-type="float">
            <text:p>0,367</text:p>
          </table:table-cell>
          <table:table-cell table:formula="of:=[.F25]-[.F24]" office:value-type="float" office:value="0.0166666666666667" calcext:value-type="float">
            <text:p>0,017</text:p>
          </table:table-cell>
          <table:table-cell table:formula="of:=[.H24]+([.$C$3]*[.G25])" office:value-type="float" office:value="0.632050807568876" calcext:value-type="float">
            <text:p>0,632</text:p>
          </table:table-cell>
          <table:table-cell table:formula="of:=[.I24]+([.H25]*[.G25])" office:value-type="float" office:value="0.424251962775255" calcext:value-type="float">
            <text:p>0,4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E26]/60" office:value-type="float" office:value="0.383333333333333" calcext:value-type="float">
            <text:p>0,383</text:p>
          </table:table-cell>
          <table:table-cell table:formula="of:=[.F26]-[.F25]" office:value-type="float" office:value="0.0166666666666667" calcext:value-type="float">
            <text:p>0,017</text:p>
          </table:table-cell>
          <table:table-cell table:formula="of:=[.H25]+([.$C$3]*[.G26])" office:value-type="float" office:value="0.582050807568876" calcext:value-type="float">
            <text:p>0,582</text:p>
          </table:table-cell>
          <table:table-cell table:formula="of:=[.I25]+([.H26]*[.G26])" office:value-type="float" office:value="0.433952809568069" calcext:value-type="float">
            <text:p>0,4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E27]/60" office:value-type="float" office:value="0.4" calcext:value-type="float">
            <text:p>0,400</text:p>
          </table:table-cell>
          <table:table-cell table:formula="of:=[.F27]-[.F26]" office:value-type="float" office:value="0.0166666666666667" calcext:value-type="float">
            <text:p>0,017</text:p>
          </table:table-cell>
          <table:table-cell table:formula="of:=[.H26]+([.$C$3]*[.G27])" office:value-type="float" office:value="0.532050807568876" calcext:value-type="float">
            <text:p>0,532</text:p>
          </table:table-cell>
          <table:table-cell table:formula="of:=[.I26]+([.H27]*[.G27])" office:value-type="float" office:value="0.442820323027551" calcext:value-type="float">
            <text:p>0,4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E28]/60" office:value-type="float" office:value="0.416666666666667" calcext:value-type="float">
            <text:p>0,417</text:p>
          </table:table-cell>
          <table:table-cell table:formula="of:=[.F28]-[.F27]" office:value-type="float" office:value="0.0166666666666667" calcext:value-type="float">
            <text:p>0,017</text:p>
          </table:table-cell>
          <table:table-cell table:formula="of:=[.H27]+([.$C$3]*[.G28])" office:value-type="float" office:value="0.482050807568876" calcext:value-type="float">
            <text:p>0,482</text:p>
          </table:table-cell>
          <table:table-cell table:formula="of:=[.I27]+([.H28]*[.G28])" office:value-type="float" office:value="0.450854503153699" calcext:value-type="float">
            <text:p>0,4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E29]/60" office:value-type="float" office:value="0.433333333333333" calcext:value-type="float">
            <text:p>0,433</text:p>
          </table:table-cell>
          <table:table-cell table:formula="of:=[.F29]-[.F28]" office:value-type="float" office:value="0.0166666666666667" calcext:value-type="float">
            <text:p>0,017</text:p>
          </table:table-cell>
          <table:table-cell table:formula="of:=[.H28]+([.$C$3]*[.G29])" office:value-type="float" office:value="0.432050807568876" calcext:value-type="float">
            <text:p>0,432</text:p>
          </table:table-cell>
          <table:table-cell table:formula="of:=[.I28]+([.H29]*[.G29])" office:value-type="float" office:value="0.458055349946513" calcext:value-type="float">
            <text:p>0,4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E30]/60" office:value-type="float" office:value="0.45" calcext:value-type="float">
            <text:p>0,450</text:p>
          </table:table-cell>
          <table:table-cell table:formula="of:=[.F30]-[.F29]" office:value-type="float" office:value="0.0166666666666667" calcext:value-type="float">
            <text:p>0,017</text:p>
          </table:table-cell>
          <table:table-cell table:formula="of:=[.H29]+([.$C$3]*[.G30])" office:value-type="float" office:value="0.382050807568876" calcext:value-type="float">
            <text:p>0,382</text:p>
          </table:table-cell>
          <table:table-cell table:formula="of:=[.I29]+([.H30]*[.G30])" office:value-type="float" office:value="0.464422863405994" calcext:value-type="float">
            <text:p>0,4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E31]/60" office:value-type="float" office:value="0.466666666666667" calcext:value-type="float">
            <text:p>0,467</text:p>
          </table:table-cell>
          <table:table-cell table:formula="of:=[.F31]-[.F30]" office:value-type="float" office:value="0.0166666666666667" calcext:value-type="float">
            <text:p>0,017</text:p>
          </table:table-cell>
          <table:table-cell table:formula="of:=[.H30]+([.$C$3]*[.G31])" office:value-type="float" office:value="0.332050807568876" calcext:value-type="float">
            <text:p>0,332</text:p>
          </table:table-cell>
          <table:table-cell table:formula="of:=[.I30]+([.H31]*[.G31])" office:value-type="float" office:value="0.469957043532142" calcext:value-type="float">
            <text:p>0,4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E32]/60" office:value-type="float" office:value="0.483333333333333" calcext:value-type="float">
            <text:p>0,483</text:p>
          </table:table-cell>
          <table:table-cell table:formula="of:=[.F32]-[.F31]" office:value-type="float" office:value="0.0166666666666667" calcext:value-type="float">
            <text:p>0,017</text:p>
          </table:table-cell>
          <table:table-cell table:formula="of:=[.H31]+([.$C$3]*[.G32])" office:value-type="float" office:value="0.282050807568876" calcext:value-type="float">
            <text:p>0,282</text:p>
          </table:table-cell>
          <table:table-cell table:formula="of:=[.I31]+([.H32]*[.G32])" office:value-type="float" office:value="0.474657890324957" calcext:value-type="float">
            <text:p>0,4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E33]/60" office:value-type="float" office:value="0.5" calcext:value-type="float">
            <text:p>0,500</text:p>
          </table:table-cell>
          <table:table-cell table:formula="of:=[.F33]-[.F32]" office:value-type="float" office:value="0.0166666666666667" calcext:value-type="float">
            <text:p>0,017</text:p>
          </table:table-cell>
          <table:table-cell table:formula="of:=[.H32]+([.$C$3]*[.G33])" office:value-type="float" office:value="0.232050807568876" calcext:value-type="float">
            <text:p>0,232</text:p>
          </table:table-cell>
          <table:table-cell table:formula="of:=[.I32]+([.H33]*[.G33])" office:value-type="float" office:value="0.478525403784438" calcext:value-type="float">
            <text:p>0,4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E34]/60" office:value-type="float" office:value="0.516666666666667" calcext:value-type="float">
            <text:p>0,517</text:p>
          </table:table-cell>
          <table:table-cell table:formula="of:=[.F34]-[.F33]" office:value-type="float" office:value="0.0166666666666667" calcext:value-type="float">
            <text:p>0,017</text:p>
          </table:table-cell>
          <table:table-cell table:formula="of:=[.H33]+([.$C$3]*[.G34])" office:value-type="float" office:value="0.182050807568876" calcext:value-type="float">
            <text:p>0,182</text:p>
          </table:table-cell>
          <table:table-cell table:formula="of:=[.I33]+([.H34]*[.G34])" office:value-type="float" office:value="0.481559583910586" calcext:value-type="float">
            <text:p>0,4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E35]/60" office:value-type="float" office:value="0.533333333333333" calcext:value-type="float">
            <text:p>0,533</text:p>
          </table:table-cell>
          <table:table-cell table:formula="of:=[.F35]-[.F34]" office:value-type="float" office:value="0.0166666666666666" calcext:value-type="float">
            <text:p>0,017</text:p>
          </table:table-cell>
          <table:table-cell table:formula="of:=[.H34]+([.$C$3]*[.G35])" office:value-type="float" office:value="0.132050807568876" calcext:value-type="float">
            <text:p>0,132</text:p>
          </table:table-cell>
          <table:table-cell table:formula="of:=[.I34]+([.H35]*[.G35])" office:value-type="float" office:value="0.483760430703401" calcext:value-type="float">
            <text:p>0,4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E36]/60" office:value-type="float" office:value="0.55" calcext:value-type="float">
            <text:p>0,550</text:p>
          </table:table-cell>
          <table:table-cell table:formula="of:=[.F36]-[.F35]" office:value-type="float" office:value="0.0166666666666667" calcext:value-type="float">
            <text:p>0,017</text:p>
          </table:table-cell>
          <table:table-cell table:formula="of:=[.H35]+([.$C$3]*[.G36])" office:value-type="float" office:value="0.0820508075688761" calcext:value-type="float">
            <text:p>0,082</text:p>
          </table:table-cell>
          <table:table-cell table:formula="of:=[.I35]+([.H36]*[.G36])" office:value-type="float" office:value="0.485127944162882" calcext:value-type="float">
            <text:p>0,4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E37]/60" office:value-type="float" office:value="0.566666666666667" calcext:value-type="float">
            <text:p>0,567</text:p>
          </table:table-cell>
          <table:table-cell table:formula="of:=[.F37]-[.F36]" office:value-type="float" office:value="0.0166666666666666" calcext:value-type="float">
            <text:p>0,017</text:p>
          </table:table-cell>
          <table:table-cell table:formula="of:=[.H36]+([.$C$3]*[.G37])" office:value-type="float" office:value="0.0320508075688762" calcext:value-type="float">
            <text:p>0,032</text:p>
          </table:table-cell>
          <table:table-cell table:formula="of:=[.I36]+([.H37]*[.G37])" office:value-type="float" office:value="0.48566212428903" calcext:value-type="float">
            <text:p>0,4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E38]/60" office:value-type="float" office:value="0.583333333333333" calcext:value-type="float">
            <text:p>0,583</text:p>
          </table:table-cell>
          <table:table-cell table:formula="of:=[.F38]-[.F37]" office:value-type="float" office:value="0.0166666666666667" calcext:value-type="float">
            <text:p>0,017</text:p>
          </table:table-cell>
          <table:table-cell table:formula="of:=[.H37]+([.$C$3]*[.G38])" office:value-type="float" office:value="-0.0179491924311239" calcext:value-type="float">
            <text:p>-0,018</text:p>
          </table:table-cell>
          <table:table-cell table:formula="of:=[.I37]+([.H38]*[.G38])" office:value-type="float" office:value="0.485362971081845" calcext:value-type="float">
            <text:p>0,4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E39]/60" office:value-type="float" office:value="0.6" calcext:value-type="float">
            <text:p>0,600</text:p>
          </table:table-cell>
          <table:table-cell table:formula="of:=[.F39]-[.F38]" office:value-type="float" office:value="0.0166666666666666" calcext:value-type="float">
            <text:p>0,017</text:p>
          </table:table-cell>
          <table:table-cell table:formula="of:=[.H38]+([.$C$3]*[.G39])" office:value-type="float" office:value="-0.0679491924311237" calcext:value-type="float">
            <text:p>-0,068</text:p>
          </table:table-cell>
          <table:table-cell table:formula="of:=[.I38]+([.H39]*[.G39])" office:value-type="float" office:value="0.484230484541326" calcext:value-type="float">
            <text:p>0,4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E40]/60" office:value-type="float" office:value="0.616666666666667" calcext:value-type="float">
            <text:p>0,617</text:p>
          </table:table-cell>
          <table:table-cell table:formula="of:=[.F40]-[.F39]" office:value-type="float" office:value="0.0166666666666667" calcext:value-type="float">
            <text:p>0,017</text:p>
          </table:table-cell>
          <table:table-cell table:formula="of:=[.H39]+([.$C$3]*[.G40])" office:value-type="float" office:value="-0.117949192431124" calcext:value-type="float">
            <text:p>-0,118</text:p>
          </table:table-cell>
          <table:table-cell table:formula="of:=[.I39]+([.H40]*[.G40])" office:value-type="float" office:value="0.482264664667474" calcext:value-type="float">
            <text:p>0,4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E41]/60" office:value-type="float" office:value="0.633333333333333" calcext:value-type="float">
            <text:p>0,633</text:p>
          </table:table-cell>
          <table:table-cell table:formula="of:=[.F41]-[.F40]" office:value-type="float" office:value="0.0166666666666666" calcext:value-type="float">
            <text:p>0,017</text:p>
          </table:table-cell>
          <table:table-cell table:formula="of:=[.H40]+([.$C$3]*[.G41])" office:value-type="float" office:value="-0.167949192431124" calcext:value-type="float">
            <text:p>-0,168</text:p>
          </table:table-cell>
          <table:table-cell table:formula="of:=[.I40]+([.H41]*[.G41])" office:value-type="float" office:value="0.479465511460288" calcext:value-type="float">
            <text:p>0,4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E42]/60" office:value-type="float" office:value="0.65" calcext:value-type="float">
            <text:p>0,650</text:p>
          </table:table-cell>
          <table:table-cell table:formula="of:=[.F42]-[.F41]" office:value-type="float" office:value="0.0166666666666667" calcext:value-type="float">
            <text:p>0,017</text:p>
          </table:table-cell>
          <table:table-cell table:formula="of:=[.H41]+([.$C$3]*[.G42])" office:value-type="float" office:value="-0.217949192431124" calcext:value-type="float">
            <text:p>-0,218</text:p>
          </table:table-cell>
          <table:table-cell table:formula="of:=[.I41]+([.H42]*[.G42])" office:value-type="float" office:value="0.47583302491977" calcext:value-type="float">
            <text:p>0,4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E43]/60" office:value-type="float" office:value="0.666666666666667" calcext:value-type="float">
            <text:p>0,667</text:p>
          </table:table-cell>
          <table:table-cell table:formula="of:=[.F43]-[.F42]" office:value-type="float" office:value="0.0166666666666666" calcext:value-type="float">
            <text:p>0,017</text:p>
          </table:table-cell>
          <table:table-cell table:formula="of:=[.H42]+([.$C$3]*[.G43])" office:value-type="float" office:value="-0.267949192431124" calcext:value-type="float">
            <text:p>-0,268</text:p>
          </table:table-cell>
          <table:table-cell table:formula="of:=[.I42]+([.H43]*[.G43])" office:value-type="float" office:value="0.471367205045918" calcext:value-type="float">
            <text:p>0,4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[.E44]/60" office:value-type="float" office:value="0.683333333333333" calcext:value-type="float">
            <text:p>0,683</text:p>
          </table:table-cell>
          <table:table-cell table:formula="of:=[.F44]-[.F43]" office:value-type="float" office:value="0.0166666666666667" calcext:value-type="float">
            <text:p>0,017</text:p>
          </table:table-cell>
          <table:table-cell table:formula="of:=[.H43]+([.$C$3]*[.G44])" office:value-type="float" office:value="-0.317949192431124" calcext:value-type="float">
            <text:p>-0,318</text:p>
          </table:table-cell>
          <table:table-cell table:formula="of:=[.I43]+([.H44]*[.G44])" office:value-type="float" office:value="0.466068051838732" calcext:value-type="float">
            <text:p>0,4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[.E45]/60" office:value-type="float" office:value="0.7" calcext:value-type="float">
            <text:p>0,700</text:p>
          </table:table-cell>
          <table:table-cell table:formula="of:=[.F45]-[.F44]" office:value-type="float" office:value="0.0166666666666666" calcext:value-type="float">
            <text:p>0,017</text:p>
          </table:table-cell>
          <table:table-cell table:formula="of:=[.H44]+([.$C$3]*[.G45])" office:value-type="float" office:value="-0.367949192431124" calcext:value-type="float">
            <text:p>-0,368</text:p>
          </table:table-cell>
          <table:table-cell table:formula="of:=[.I44]+([.H45]*[.G45])" office:value-type="float" office:value="0.459935565298213" calcext:value-type="float">
            <text:p>0,4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[.E46]/60" office:value-type="float" office:value="0.716666666666667" calcext:value-type="float">
            <text:p>0,717</text:p>
          </table:table-cell>
          <table:table-cell table:formula="of:=[.F46]-[.F45]" office:value-type="float" office:value="0.0166666666666667" calcext:value-type="float">
            <text:p>0,017</text:p>
          </table:table-cell>
          <table:table-cell table:formula="of:=[.H45]+([.$C$3]*[.G46])" office:value-type="float" office:value="-0.417949192431124" calcext:value-type="float">
            <text:p>-0,418</text:p>
          </table:table-cell>
          <table:table-cell table:formula="of:=[.I45]+([.H46]*[.G46])" office:value-type="float" office:value="0.452969745424361" calcext:value-type="float">
            <text:p>0,4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[.E47]/60" office:value-type="float" office:value="0.733333333333333" calcext:value-type="float">
            <text:p>0,733</text:p>
          </table:table-cell>
          <table:table-cell table:formula="of:=[.F47]-[.F46]" office:value-type="float" office:value="0.0166666666666666" calcext:value-type="float">
            <text:p>0,017</text:p>
          </table:table-cell>
          <table:table-cell table:formula="of:=[.H46]+([.$C$3]*[.G47])" office:value-type="float" office:value="-0.467949192431124" calcext:value-type="float">
            <text:p>-0,468</text:p>
          </table:table-cell>
          <table:table-cell table:formula="of:=[.I46]+([.H47]*[.G47])" office:value-type="float" office:value="0.445170592217176" calcext:value-type="float">
            <text:p>0,4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E48]/60" office:value-type="float" office:value="0.75" calcext:value-type="float">
            <text:p>0,750</text:p>
          </table:table-cell>
          <table:table-cell table:formula="of:=[.F48]-[.F47]" office:value-type="float" office:value="0.0166666666666667" calcext:value-type="float">
            <text:p>0,017</text:p>
          </table:table-cell>
          <table:table-cell table:formula="of:=[.H47]+([.$C$3]*[.G48])" office:value-type="float" office:value="-0.517949192431124" calcext:value-type="float">
            <text:p>-0,518</text:p>
          </table:table-cell>
          <table:table-cell table:formula="of:=[.I47]+([.H48]*[.G48])" office:value-type="float" office:value="0.436538105676657" calcext:value-type="float">
            <text:p>0,4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E49]/60" office:value-type="float" office:value="0.766666666666667" calcext:value-type="float">
            <text:p>0,767</text:p>
          </table:table-cell>
          <table:table-cell table:formula="of:=[.F49]-[.F48]" office:value-type="float" office:value="0.0166666666666667" calcext:value-type="float">
            <text:p>0,017</text:p>
          </table:table-cell>
          <table:table-cell table:formula="of:=[.H48]+([.$C$3]*[.G49])" office:value-type="float" office:value="-0.567949192431124" calcext:value-type="float">
            <text:p>-0,568</text:p>
          </table:table-cell>
          <table:table-cell table:formula="of:=[.I48]+([.H49]*[.G49])" office:value-type="float" office:value="0.427072285802805" calcext:value-type="float">
            <text:p>0,4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E50]/60" office:value-type="float" office:value="0.783333333333333" calcext:value-type="float">
            <text:p>0,783</text:p>
          </table:table-cell>
          <table:table-cell table:formula="of:=[.F50]-[.F49]" office:value-type="float" office:value="0.0166666666666666" calcext:value-type="float">
            <text:p>0,017</text:p>
          </table:table-cell>
          <table:table-cell table:formula="of:=[.H49]+([.$C$3]*[.G50])" office:value-type="float" office:value="-0.617949192431124" calcext:value-type="float">
            <text:p>-0,618</text:p>
          </table:table-cell>
          <table:table-cell table:formula="of:=[.I49]+([.H50]*[.G50])" office:value-type="float" office:value="0.41677313259562" calcext:value-type="float">
            <text:p>0,4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E51]/60" office:value-type="float" office:value="0.8" calcext:value-type="float">
            <text:p>0,800</text:p>
          </table:table-cell>
          <table:table-cell table:formula="of:=[.F51]-[.F50]" office:value-type="float" office:value="0.0166666666666667" calcext:value-type="float">
            <text:p>0,017</text:p>
          </table:table-cell>
          <table:table-cell table:formula="of:=[.H50]+([.$C$3]*[.G51])" office:value-type="float" office:value="-0.667949192431124" calcext:value-type="float">
            <text:p>-0,668</text:p>
          </table:table-cell>
          <table:table-cell table:formula="of:=[.I50]+([.H51]*[.G51])" office:value-type="float" office:value="0.405640646055101" calcext:value-type="float">
            <text:p>0,4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[.E52]/60" office:value-type="float" office:value="0.816666666666667" calcext:value-type="float">
            <text:p>0,817</text:p>
          </table:table-cell>
          <table:table-cell table:formula="of:=[.F52]-[.F51]" office:value-type="float" office:value="0.0166666666666666" calcext:value-type="float">
            <text:p>0,017</text:p>
          </table:table-cell>
          <table:table-cell table:formula="of:=[.H51]+([.$C$3]*[.G52])" office:value-type="float" office:value="-0.717949192431124" calcext:value-type="float">
            <text:p>-0,718</text:p>
          </table:table-cell>
          <table:table-cell table:formula="of:=[.I51]+([.H52]*[.G52])" office:value-type="float" office:value="0.393674826181249" calcext:value-type="float">
            <text:p>0,3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E53]/60" office:value-type="float" office:value="0.833333333333333" calcext:value-type="float">
            <text:p>0,833</text:p>
          </table:table-cell>
          <table:table-cell table:formula="of:=[.F53]-[.F52]" office:value-type="float" office:value="0.0166666666666667" calcext:value-type="float">
            <text:p>0,017</text:p>
          </table:table-cell>
          <table:table-cell table:formula="of:=[.H52]+([.$C$3]*[.G53])" office:value-type="float" office:value="-0.767949192431124" calcext:value-type="float">
            <text:p>-0,768</text:p>
          </table:table-cell>
          <table:table-cell table:formula="of:=[.I52]+([.H53]*[.G53])" office:value-type="float" office:value="0.380875672974063" calcext:value-type="float">
            <text:p>0,3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[.E54]/60" office:value-type="float" office:value="0.85" calcext:value-type="float">
            <text:p>0,850</text:p>
          </table:table-cell>
          <table:table-cell table:formula="of:=[.F54]-[.F53]" office:value-type="float" office:value="0.0166666666666666" calcext:value-type="float">
            <text:p>0,017</text:p>
          </table:table-cell>
          <table:table-cell table:formula="of:=[.H53]+([.$C$3]*[.G54])" office:value-type="float" office:value="-0.817949192431124" calcext:value-type="float">
            <text:p>-0,818</text:p>
          </table:table-cell>
          <table:table-cell table:formula="of:=[.I53]+([.H54]*[.G54])" office:value-type="float" office:value="0.367243186433545" calcext:value-type="float">
            <text:p>0,3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.E55]/60" office:value-type="float" office:value="0.866666666666667" calcext:value-type="float">
            <text:p>0,867</text:p>
          </table:table-cell>
          <table:table-cell table:formula="of:=[.F55]-[.F54]" office:value-type="float" office:value="0.0166666666666667" calcext:value-type="float">
            <text:p>0,017</text:p>
          </table:table-cell>
          <table:table-cell table:formula="of:=[.H54]+([.$C$3]*[.G55])" office:value-type="float" office:value="-0.867949192431124" calcext:value-type="float">
            <text:p>-0,868</text:p>
          </table:table-cell>
          <table:table-cell table:formula="of:=[.I54]+([.H55]*[.G55])" office:value-type="float" office:value="0.352777366559693" calcext:value-type="float">
            <text:p>0,3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[.E56]/60" office:value-type="float" office:value="0.883333333333333" calcext:value-type="float">
            <text:p>0,883</text:p>
          </table:table-cell>
          <table:table-cell table:formula="of:=[.F56]-[.F55]" office:value-type="float" office:value="0.0166666666666666" calcext:value-type="float">
            <text:p>0,017</text:p>
          </table:table-cell>
          <table:table-cell table:formula="of:=[.H55]+([.$C$3]*[.G56])" office:value-type="float" office:value="-0.917949192431124" calcext:value-type="float">
            <text:p>-0,918</text:p>
          </table:table-cell>
          <table:table-cell table:formula="of:=[.I55]+([.H56]*[.G56])" office:value-type="float" office:value="0.337478213352507" calcext:value-type="float">
            <text:p>0,3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[.E57]/60" office:value-type="float" office:value="0.9" calcext:value-type="float">
            <text:p>0,900</text:p>
          </table:table-cell>
          <table:table-cell table:formula="of:=[.F57]-[.F56]" office:value-type="float" office:value="0.0166666666666667" calcext:value-type="float">
            <text:p>0,017</text:p>
          </table:table-cell>
          <table:table-cell table:formula="of:=[.H56]+([.$C$3]*[.G57])" office:value-type="float" office:value="-0.967949192431124" calcext:value-type="float">
            <text:p>-0,968</text:p>
          </table:table-cell>
          <table:table-cell table:formula="of:=[.I56]+([.H57]*[.G57])" office:value-type="float" office:value="0.321345726811989" calcext:value-type="float">
            <text:p>0,3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.E58]/60" office:value-type="float" office:value="0.916666666666667" calcext:value-type="float">
            <text:p>0,917</text:p>
          </table:table-cell>
          <table:table-cell table:formula="of:=[.F58]-[.F57]" office:value-type="float" office:value="0.0166666666666666" calcext:value-type="float">
            <text:p>0,017</text:p>
          </table:table-cell>
          <table:table-cell table:formula="of:=[.H57]+([.$C$3]*[.G58])" office:value-type="float" office:value="-1.01794919243112" calcext:value-type="float">
            <text:p>-1,018</text:p>
          </table:table-cell>
          <table:table-cell table:formula="of:=[.I57]+([.H58]*[.G58])" office:value-type="float" office:value="0.304379906938137" calcext:value-type="float">
            <text:p>0,3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[.E59]/60" office:value-type="float" office:value="0.933333333333333" calcext:value-type="float">
            <text:p>0,933</text:p>
          </table:table-cell>
          <table:table-cell table:formula="of:=[.F59]-[.F58]" office:value-type="float" office:value="0.0166666666666667" calcext:value-type="float">
            <text:p>0,017</text:p>
          </table:table-cell>
          <table:table-cell table:formula="of:=[.H58]+([.$C$3]*[.G59])" office:value-type="float" office:value="-1.06794919243112" calcext:value-type="float">
            <text:p>-1,068</text:p>
          </table:table-cell>
          <table:table-cell table:formula="of:=[.I58]+([.H59]*[.G59])" office:value-type="float" office:value="0.286580753730951" calcext:value-type="float">
            <text:p>0,2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[.E60]/60" office:value-type="float" office:value="0.95" calcext:value-type="float">
            <text:p>0,950</text:p>
          </table:table-cell>
          <table:table-cell table:formula="of:=[.F60]-[.F59]" office:value-type="float" office:value="0.0166666666666666" calcext:value-type="float">
            <text:p>0,017</text:p>
          </table:table-cell>
          <table:table-cell table:formula="of:=[.H59]+([.$C$3]*[.G60])" office:value-type="float" office:value="-1.11794919243112" calcext:value-type="float">
            <text:p>-1,118</text:p>
          </table:table-cell>
          <table:table-cell table:formula="of:=[.I59]+([.H60]*[.G60])" office:value-type="float" office:value="0.267948267190432" calcext:value-type="float">
            <text:p>0,2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.E61]/60" office:value-type="float" office:value="0.966666666666667" calcext:value-type="float">
            <text:p>0,967</text:p>
          </table:table-cell>
          <table:table-cell table:formula="of:=[.F61]-[.F60]" office:value-type="float" office:value="0.0166666666666667" calcext:value-type="float">
            <text:p>0,017</text:p>
          </table:table-cell>
          <table:table-cell table:formula="of:=[.H60]+([.$C$3]*[.G61])" office:value-type="float" office:value="-1.16794919243112" calcext:value-type="float">
            <text:p>-1,168</text:p>
          </table:table-cell>
          <table:table-cell table:formula="of:=[.I60]+([.H61]*[.G61])" office:value-type="float" office:value="0.24848244731658" calcext:value-type="float">
            <text:p>0,2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[.E62]/60" office:value-type="float" office:value="0.983333333333333" calcext:value-type="float">
            <text:p>0,983</text:p>
          </table:table-cell>
          <table:table-cell table:formula="of:=[.F62]-[.F61]" office:value-type="float" office:value="0.0166666666666666" calcext:value-type="float">
            <text:p>0,017</text:p>
          </table:table-cell>
          <table:table-cell table:formula="of:=[.H61]+([.$C$3]*[.G62])" office:value-type="float" office:value="-1.21794919243112" calcext:value-type="float">
            <text:p>-1,218</text:p>
          </table:table-cell>
          <table:table-cell table:formula="of:=[.I61]+([.H62]*[.G62])" office:value-type="float" office:value="0.228183294109395" calcext:value-type="float">
            <text:p>0,2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E63]/60" office:value-type="float" office:value="1" calcext:value-type="float">
            <text:p>1,000</text:p>
          </table:table-cell>
          <table:table-cell table:formula="of:=[.F63]-[.F62]" office:value-type="float" office:value="0.0166666666666667" calcext:value-type="float">
            <text:p>0,017</text:p>
          </table:table-cell>
          <table:table-cell table:formula="of:=[.H62]+([.$C$3]*[.G63])" office:value-type="float" office:value="-1.26794919243112" calcext:value-type="float">
            <text:p>-1,268</text:p>
          </table:table-cell>
          <table:table-cell table:formula="of:=[.I62]+([.H63]*[.G63])" office:value-type="float" office:value="0.207050807568876" calcext:value-type="float">
            <text:p>0,2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[.E64]/60" office:value-type="float" office:value="1.01666666666667" calcext:value-type="float">
            <text:p>1,017</text:p>
          </table:table-cell>
          <table:table-cell table:formula="of:=[.F64]-[.F63]" office:value-type="float" office:value="0.0166666666666666" calcext:value-type="float">
            <text:p>0,017</text:p>
          </table:table-cell>
          <table:table-cell table:formula="of:=[.H63]+([.$C$3]*[.G64])" office:value-type="float" office:value="-1.31794919243112" calcext:value-type="float">
            <text:p>-1,318</text:p>
          </table:table-cell>
          <table:table-cell table:formula="of:=[.I63]+([.H64]*[.G64])" office:value-type="float" office:value="0.185084987695024" calcext:value-type="float">
            <text:p>0,1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[.E65]/60" office:value-type="float" office:value="1.03333333333333" calcext:value-type="float">
            <text:p>1,033</text:p>
          </table:table-cell>
          <table:table-cell table:formula="of:=[.F65]-[.F64]" office:value-type="float" office:value="0.0166666666666668" calcext:value-type="float">
            <text:p>0,017</text:p>
          </table:table-cell>
          <table:table-cell table:formula="of:=[.H64]+([.$C$3]*[.G65])" office:value-type="float" office:value="-1.36794919243112" calcext:value-type="float">
            <text:p>-1,368</text:p>
          </table:table-cell>
          <table:table-cell table:formula="of:=[.I64]+([.H65]*[.G65])" office:value-type="float" office:value="0.162285834487839" calcext:value-type="float">
            <text:p>0,1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[.E66]/60" office:value-type="float" office:value="1.05" calcext:value-type="float">
            <text:p>1,050</text:p>
          </table:table-cell>
          <table:table-cell table:formula="of:=[.F66]-[.F65]" office:value-type="float" office:value="0.0166666666666666" calcext:value-type="float">
            <text:p>0,017</text:p>
          </table:table-cell>
          <table:table-cell table:formula="of:=[.H65]+([.$C$3]*[.G66])" office:value-type="float" office:value="-1.41794919243112" calcext:value-type="float">
            <text:p>-1,418</text:p>
          </table:table-cell>
          <table:table-cell table:formula="of:=[.I65]+([.H66]*[.G66])" office:value-type="float" office:value="0.13865334794732" calcext:value-type="float">
            <text:p>0,1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E67]/60" office:value-type="float" office:value="1.06666666666667" calcext:value-type="float">
            <text:p>1,067</text:p>
          </table:table-cell>
          <table:table-cell table:formula="of:=[.F67]-[.F66]" office:value-type="float" office:value="0.0166666666666666" calcext:value-type="float">
            <text:p>0,017</text:p>
          </table:table-cell>
          <table:table-cell table:formula="of:=[.H66]+([.$C$3]*[.G67])" office:value-type="float" office:value="-1.46794919243112" calcext:value-type="float">
            <text:p>-1,468</text:p>
          </table:table-cell>
          <table:table-cell table:formula="of:=[.I66]+([.H67]*[.G67])" office:value-type="float" office:value="0.114187528073468" calcext:value-type="float">
            <text:p>0,1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.E68]/60" office:value-type="float" office:value="1.08333333333333" calcext:value-type="float">
            <text:p>1,083</text:p>
          </table:table-cell>
          <table:table-cell table:formula="of:=[.F68]-[.F67]" office:value-type="float" office:value="0.0166666666666666" calcext:value-type="float">
            <text:p>0,017</text:p>
          </table:table-cell>
          <table:table-cell table:formula="of:=[.H67]+([.$C$3]*[.G68])" office:value-type="float" office:value="-1.51794919243112" calcext:value-type="float">
            <text:p>-1,518</text:p>
          </table:table-cell>
          <table:table-cell table:formula="of:=[.I67]+([.H68]*[.G68])" office:value-type="float" office:value="0.0888883748662827" calcext:value-type="float">
            <text:p>0,0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[.E69]/60" office:value-type="float" office:value="1.1" calcext:value-type="float">
            <text:p>1,100</text:p>
          </table:table-cell>
          <table:table-cell table:formula="of:=[.F69]-[.F68]" office:value-type="float" office:value="0.0166666666666668" calcext:value-type="float">
            <text:p>0,017</text:p>
          </table:table-cell>
          <table:table-cell table:formula="of:=[.H68]+([.$C$3]*[.G69])" office:value-type="float" office:value="-1.56794919243112" calcext:value-type="float">
            <text:p>-1,568</text:p>
          </table:table-cell>
          <table:table-cell table:formula="of:=[.I68]+([.H69]*[.G69])" office:value-type="float" office:value="0.0627558883257637" calcext:value-type="float">
            <text:p>0,0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[.E70]/60" office:value-type="float" office:value="1.11666666666667" calcext:value-type="float">
            <text:p>1,117</text:p>
          </table:table-cell>
          <table:table-cell table:formula="of:=[.F70]-[.F69]" office:value-type="float" office:value="0.0166666666666666" calcext:value-type="float">
            <text:p>0,017</text:p>
          </table:table-cell>
          <table:table-cell table:formula="of:=[.H69]+([.$C$3]*[.G70])" office:value-type="float" office:value="-1.61794919243112" calcext:value-type="float">
            <text:p>-1,618</text:p>
          </table:table-cell>
          <table:table-cell table:formula="of:=[.I69]+([.H70]*[.G70])" office:value-type="float" office:value="0.0357900684519117" calcext:value-type="float">
            <text:p>0,0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[.E71]/60" office:value-type="float" office:value="1.13333333333333" calcext:value-type="float">
            <text:p>1,133</text:p>
          </table:table-cell>
          <table:table-cell table:formula="of:=[.F71]-[.F70]" office:value-type="float" office:value="0.0166666666666666" calcext:value-type="float">
            <text:p>0,017</text:p>
          </table:table-cell>
          <table:table-cell table:formula="of:=[.H70]+([.$C$3]*[.G71])" office:value-type="float" office:value="-1.66794919243112" calcext:value-type="float">
            <text:p>-1,668</text:p>
          </table:table-cell>
          <table:table-cell table:formula="of:=[.I70]+([.H71]*[.G71])" office:value-type="float" office:value="0.00799091524472639" calcext:value-type="float">
            <text:p>0,0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[.E72]/60" office:value-type="float" office:value="1.15" calcext:value-type="float">
            <text:p>1,150</text:p>
          </table:table-cell>
          <table:table-cell table:formula="of:=[.F72]-[.F71]" office:value-type="float" office:value="0.0166666666666666" calcext:value-type="float">
            <text:p>0,017</text:p>
          </table:table-cell>
          <table:table-cell table:formula="of:=[.H71]+([.$C$3]*[.G72])" office:value-type="float" office:value="-1.71794919243112" calcext:value-type="float">
            <text:p>-1,718</text:p>
          </table:table-cell>
          <table:table-cell table:formula="of:=[.I71]+([.H72]*[.G72])" office:value-type="float" office:value="-0.0206415712957922" calcext:value-type="float">
            <text:p>-0,0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E73]/60" office:value-type="float" office:value="1.16666666666667" calcext:value-type="float">
            <text:p>1,167</text:p>
          </table:table-cell>
          <table:table-cell table:formula="of:=[.F73]-[.F72]" office:value-type="float" office:value="0.0166666666666668" calcext:value-type="float">
            <text:p>0,017</text:p>
          </table:table-cell>
          <table:table-cell table:formula="of:=[.H72]+([.$C$3]*[.G73])" office:value-type="float" office:value="-1.76794919243112" calcext:value-type="float">
            <text:p>-1,768</text:p>
          </table:table-cell>
          <table:table-cell table:formula="of:=[.I72]+([.H73]*[.G73])" office:value-type="float" office:value="-0.0501073911696446" calcext:value-type="float">
            <text:p>-0,0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[.E74]/60" office:value-type="float" office:value="1.18333333333333" calcext:value-type="float">
            <text:p>1,183</text:p>
          </table:table-cell>
          <table:table-cell table:formula="of:=[.F74]-[.F73]" office:value-type="float" office:value="0.0166666666666666" calcext:value-type="float">
            <text:p>0,017</text:p>
          </table:table-cell>
          <table:table-cell table:formula="of:=[.H73]+([.$C$3]*[.G74])" office:value-type="float" office:value="-1.81794919243112" calcext:value-type="float">
            <text:p>-1,818</text:p>
          </table:table-cell>
          <table:table-cell table:formula="of:=[.I73]+([.H74]*[.G74])" office:value-type="float" office:value="-0.0804065443768299" calcext:value-type="float">
            <text:p>-0,0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[.E75]/60" office:value-type="float" office:value="1.2" calcext:value-type="float">
            <text:p>1,200</text:p>
          </table:table-cell>
          <table:table-cell table:formula="of:=[.F75]-[.F74]" office:value-type="float" office:value="0.0166666666666666" calcext:value-type="float">
            <text:p>0,017</text:p>
          </table:table-cell>
          <table:table-cell table:formula="of:=[.H74]+([.$C$3]*[.G75])" office:value-type="float" office:value="-1.86794919243112" calcext:value-type="float">
            <text:p>-1,868</text:p>
          </table:table-cell>
          <table:table-cell table:formula="of:=[.I74]+([.H75]*[.G75])" office:value-type="float" office:value="-0.111539030917349" calcext:value-type="float">
            <text:p>-0,1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[.E76]/60" office:value-type="float" office:value="1.21666666666667" calcext:value-type="float">
            <text:p>1,217</text:p>
          </table:table-cell>
          <table:table-cell table:formula="of:=[.F76]-[.F75]" office:value-type="float" office:value="0.0166666666666666" calcext:value-type="float">
            <text:p>0,017</text:p>
          </table:table-cell>
          <table:table-cell table:formula="of:=[.H75]+([.$C$3]*[.G76])" office:value-type="float" office:value="-1.91794919243112" calcext:value-type="float">
            <text:p>-1,918</text:p>
          </table:table-cell>
          <table:table-cell table:formula="of:=[.I75]+([.H76]*[.G76])" office:value-type="float" office:value="-0.1435048507912" calcext:value-type="float">
            <text:p>-0,1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[.E77]/60" office:value-type="float" office:value="1.23333333333333" calcext:value-type="float">
            <text:p>1,233</text:p>
          </table:table-cell>
          <table:table-cell table:formula="of:=[.F77]-[.F76]" office:value-type="float" office:value="0.0166666666666668" calcext:value-type="float">
            <text:p>0,017</text:p>
          </table:table-cell>
          <table:table-cell table:formula="of:=[.H76]+([.$C$3]*[.G77])" office:value-type="float" office:value="-1.96794919243112" calcext:value-type="float">
            <text:p>-1,968</text:p>
          </table:table-cell>
          <table:table-cell table:formula="of:=[.I76]+([.H77]*[.G77])" office:value-type="float" office:value="-0.176304003998386" calcext:value-type="float">
            <text:p>-0,1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[.E78]/60" office:value-type="float" office:value="1.25" calcext:value-type="float">
            <text:p>1,250</text:p>
          </table:table-cell>
          <table:table-cell table:formula="of:=[.F78]-[.F77]" office:value-type="float" office:value="0.0166666666666666" calcext:value-type="float">
            <text:p>0,017</text:p>
          </table:table-cell>
          <table:table-cell table:formula="of:=[.H77]+([.$C$3]*[.G78])" office:value-type="float" office:value="-2.01794919243112" calcext:value-type="float">
            <text:p>-2,018</text:p>
          </table:table-cell>
          <table:table-cell table:formula="of:=[.I77]+([.H78]*[.G78])" office:value-type="float" office:value="-0.209936490538905" calcext:value-type="float">
            <text:p>-0,2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[.E79]/60" office:value-type="float" office:value="1.26666666666667" calcext:value-type="float">
            <text:p>1,267</text:p>
          </table:table-cell>
          <table:table-cell table:formula="of:=[.F79]-[.F78]" office:value-type="float" office:value="0.0166666666666666" calcext:value-type="float">
            <text:p>0,017</text:p>
          </table:table-cell>
          <table:table-cell table:formula="of:=[.H78]+([.$C$3]*[.G79])" office:value-type="float" office:value="-2.06794919243112" calcext:value-type="float">
            <text:p>-2,068</text:p>
          </table:table-cell>
          <table:table-cell table:formula="of:=[.I78]+([.H79]*[.G79])" office:value-type="float" office:value="-0.244402310412757" calcext:value-type="float">
            <text:p>-0,2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[.E80]/60" office:value-type="float" office:value="1.28333333333333" calcext:value-type="float">
            <text:p>1,283</text:p>
          </table:table-cell>
          <table:table-cell table:formula="of:=[.F80]-[.F79]" office:value-type="float" office:value="0.0166666666666668" calcext:value-type="float">
            <text:p>0,017</text:p>
          </table:table-cell>
          <table:table-cell table:formula="of:=[.H79]+([.$C$3]*[.G80])" office:value-type="float" office:value="-2.11794919243112" calcext:value-type="float">
            <text:p>-2,118</text:p>
          </table:table-cell>
          <table:table-cell table:formula="of:=[.I79]+([.H80]*[.G80])" office:value-type="float" office:value="-0.279701463619942" calcext:value-type="float">
            <text:p>-0,2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[.E81]/60" office:value-type="float" office:value="1.3" calcext:value-type="float">
            <text:p>1,300</text:p>
          </table:table-cell>
          <table:table-cell table:formula="of:=[.F81]-[.F80]" office:value-type="float" office:value="0.0166666666666666" calcext:value-type="float">
            <text:p>0,017</text:p>
          </table:table-cell>
          <table:table-cell table:formula="of:=[.H80]+([.$C$3]*[.G81])" office:value-type="float" office:value="-2.16794919243112" calcext:value-type="float">
            <text:p>-2,168</text:p>
          </table:table-cell>
          <table:table-cell table:formula="of:=[.I80]+([.H81]*[.G81])" office:value-type="float" office:value="-0.315833950160461" calcext:value-type="float">
            <text:p>-0,3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[.E82]/60" office:value-type="float" office:value="1.31666666666667" calcext:value-type="float">
            <text:p>1,317</text:p>
          </table:table-cell>
          <table:table-cell table:formula="of:=[.F82]-[.F81]" office:value-type="float" office:value="0.0166666666666666" calcext:value-type="float">
            <text:p>0,017</text:p>
          </table:table-cell>
          <table:table-cell table:formula="of:=[.H81]+([.$C$3]*[.G82])" office:value-type="float" office:value="-2.21794919243112" calcext:value-type="float">
            <text:p>-2,218</text:p>
          </table:table-cell>
          <table:table-cell table:formula="of:=[.I81]+([.H82]*[.G82])" office:value-type="float" office:value="-0.352799770034313" calcext:value-type="float">
            <text:p>-0,3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E83]/60" office:value-type="float" office:value="1.33333333333333" calcext:value-type="float">
            <text:p>1,333</text:p>
          </table:table-cell>
          <table:table-cell table:formula="of:=[.F83]-[.F82]" office:value-type="float" office:value="0.0166666666666666" calcext:value-type="float">
            <text:p>0,017</text:p>
          </table:table-cell>
          <table:table-cell table:formula="of:=[.H82]+([.$C$3]*[.G83])" office:value-type="float" office:value="-2.26794919243112" calcext:value-type="float">
            <text:p>-2,268</text:p>
          </table:table-cell>
          <table:table-cell table:formula="of:=[.I82]+([.H83]*[.G83])" office:value-type="float" office:value="-0.390598923241498" calcext:value-type="float">
            <text:p>-0,3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formula="of:=[.E84]/60" office:value-type="float" office:value="1.35" calcext:value-type="float">
            <text:p>1,350</text:p>
          </table:table-cell>
          <table:table-cell table:formula="of:=[.F84]-[.F83]" office:value-type="float" office:value="0.0166666666666668" calcext:value-type="float">
            <text:p>0,017</text:p>
          </table:table-cell>
          <table:table-cell table:formula="of:=[.H83]+([.$C$3]*[.G84])" office:value-type="float" office:value="-2.31794919243112" calcext:value-type="float">
            <text:p>-2,318</text:p>
          </table:table-cell>
          <table:table-cell table:formula="of:=[.I83]+([.H84]*[.G84])" office:value-type="float" office:value="-0.429231409782017" calcext:value-type="float">
            <text:p>-0,4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formula="of:=[.E85]/60" office:value-type="float" office:value="1.36666666666667" calcext:value-type="float">
            <text:p>1,367</text:p>
          </table:table-cell>
          <table:table-cell table:formula="of:=[.F85]-[.F84]" office:value-type="float" office:value="0.0166666666666666" calcext:value-type="float">
            <text:p>0,017</text:p>
          </table:table-cell>
          <table:table-cell table:formula="of:=[.H84]+([.$C$3]*[.G85])" office:value-type="float" office:value="-2.36794919243112" calcext:value-type="float">
            <text:p>-2,368</text:p>
          </table:table-cell>
          <table:table-cell table:formula="of:=[.I84]+([.H85]*[.G85])" office:value-type="float" office:value="-0.468697229655869" calcext:value-type="float">
            <text:p>-0,4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[.E86]/60" office:value-type="float" office:value="1.38333333333333" calcext:value-type="float">
            <text:p>1,383</text:p>
          </table:table-cell>
          <table:table-cell table:formula="of:=[.F86]-[.F85]" office:value-type="float" office:value="0.0166666666666666" calcext:value-type="float">
            <text:p>0,017</text:p>
          </table:table-cell>
          <table:table-cell table:formula="of:=[.H85]+([.$C$3]*[.G86])" office:value-type="float" office:value="-2.41794919243112" calcext:value-type="float">
            <text:p>-2,418</text:p>
          </table:table-cell>
          <table:table-cell table:formula="of:=[.I85]+([.H86]*[.G86])" office:value-type="float" office:value="-0.508996382863055" calcext:value-type="float">
            <text:p>-0,5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formula="of:=[.E87]/60" office:value-type="float" office:value="1.4" calcext:value-type="float">
            <text:p>1,400</text:p>
          </table:table-cell>
          <table:table-cell table:formula="of:=[.F87]-[.F86]" office:value-type="float" office:value="0.0166666666666666" calcext:value-type="float">
            <text:p>0,017</text:p>
          </table:table-cell>
          <table:table-cell table:formula="of:=[.H86]+([.$C$3]*[.G87])" office:value-type="float" office:value="-2.46794919243112" calcext:value-type="float">
            <text:p>-2,468</text:p>
          </table:table-cell>
          <table:table-cell table:formula="of:=[.I86]+([.H87]*[.G87])" office:value-type="float" office:value="-0.550128869403573" calcext:value-type="float">
            <text:p>-0,5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formula="of:=[.E88]/60" office:value-type="float" office:value="1.41666666666667" calcext:value-type="float">
            <text:p>1,417</text:p>
          </table:table-cell>
          <table:table-cell table:formula="of:=[.F88]-[.F87]" office:value-type="float" office:value="0.0166666666666668" calcext:value-type="float">
            <text:p>0,017</text:p>
          </table:table-cell>
          <table:table-cell table:formula="of:=[.H87]+([.$C$3]*[.G88])" office:value-type="float" office:value="-2.51794919243112" calcext:value-type="float">
            <text:p>-2,518</text:p>
          </table:table-cell>
          <table:table-cell table:formula="of:=[.I87]+([.H88]*[.G88])" office:value-type="float" office:value="-0.592094689277426" calcext:value-type="float">
            <text:p>-0,5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formula="of:=[.E89]/60" office:value-type="float" office:value="1.43333333333333" calcext:value-type="float">
            <text:p>1,433</text:p>
          </table:table-cell>
          <table:table-cell table:formula="of:=[.F89]-[.F88]" office:value-type="float" office:value="0.0166666666666666" calcext:value-type="float">
            <text:p>0,017</text:p>
          </table:table-cell>
          <table:table-cell table:formula="of:=[.H88]+([.$C$3]*[.G89])" office:value-type="float" office:value="-2.56794919243112" calcext:value-type="float">
            <text:p>-2,568</text:p>
          </table:table-cell>
          <table:table-cell table:formula="of:=[.I88]+([.H89]*[.G89])" office:value-type="float" office:value="-0.634893842484611" calcext:value-type="float">
            <text:p>-0,6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formula="of:=[.E90]/60" office:value-type="float" office:value="1.45" calcext:value-type="float">
            <text:p>1,450</text:p>
          </table:table-cell>
          <table:table-cell table:formula="of:=[.F90]-[.F89]" office:value-type="float" office:value="0.0166666666666666" calcext:value-type="float">
            <text:p>0,017</text:p>
          </table:table-cell>
          <table:table-cell table:formula="of:=[.H89]+([.$C$3]*[.G90])" office:value-type="float" office:value="-2.61794919243112" calcext:value-type="float">
            <text:p>-2,618</text:p>
          </table:table-cell>
          <table:table-cell table:formula="of:=[.I89]+([.H90]*[.G90])" office:value-type="float" office:value="-0.67852632902513" calcext:value-type="float">
            <text:p>-0,6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formula="of:=[.E91]/60" office:value-type="float" office:value="1.46666666666667" calcext:value-type="float">
            <text:p>1,467</text:p>
          </table:table-cell>
          <table:table-cell table:formula="of:=[.F91]-[.F90]" office:value-type="float" office:value="0.0166666666666666" calcext:value-type="float">
            <text:p>0,017</text:p>
          </table:table-cell>
          <table:table-cell table:formula="of:=[.H90]+([.$C$3]*[.G91])" office:value-type="float" office:value="-2.66794919243112" calcext:value-type="float">
            <text:p>-2,668</text:p>
          </table:table-cell>
          <table:table-cell table:formula="of:=[.I90]+([.H91]*[.G91])" office:value-type="float" office:value="-0.722992148898982" calcext:value-type="float">
            <text:p>-0,7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table:formula="of:=[.E92]/60" office:value-type="float" office:value="1.48333333333333" calcext:value-type="float">
            <text:p>1,483</text:p>
          </table:table-cell>
          <table:table-cell table:formula="of:=[.F92]-[.F91]" office:value-type="float" office:value="0.0166666666666668" calcext:value-type="float">
            <text:p>0,017</text:p>
          </table:table-cell>
          <table:table-cell table:formula="of:=[.H91]+([.$C$3]*[.G92])" office:value-type="float" office:value="-2.71794919243113" calcext:value-type="float">
            <text:p>-2,718</text:p>
          </table:table-cell>
          <table:table-cell table:formula="of:=[.I91]+([.H92]*[.G92])" office:value-type="float" office:value="-0.768291302106167" calcext:value-type="float">
            <text:p>-0,7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E93]/60" office:value-type="float" office:value="1.5" calcext:value-type="float">
            <text:p>1,500</text:p>
          </table:table-cell>
          <table:table-cell table:formula="of:=[.F93]-[.F92]" office:value-type="float" office:value="0.0166666666666666" calcext:value-type="float">
            <text:p>0,017</text:p>
          </table:table-cell>
          <table:table-cell table:formula="of:=[.H92]+([.$C$3]*[.G93])" office:value-type="float" office:value="-2.76794919243112" calcext:value-type="float">
            <text:p>-2,768</text:p>
          </table:table-cell>
          <table:table-cell table:formula="of:=[.I92]+([.H93]*[.G93])" office:value-type="float" office:value="-0.814423788646686" calcext:value-type="float">
            <text:p>-0,8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ext-style style:name="N107">
      <number:text-content/>
      <number:text> mts.</number:text>
    </number:text-style>
    <number:text-style style:name="N108">
      <number:text-content/>
      <number:text> kg</number:text>
    </number:text-style>
    <number:text-style style:name="N109">
      <number:text-content/>
      <number:text> mts</number:text>
    </number:text-style>
    <number:text-style style:name="N110">
      <number:text-content/>
      <number:text> m/s2</number:text>
    </number:text-style>
    <number:text-style style:name="N111">
      <number:text-content/>
      <number:text> m</number:text>
    </number:text-style>
    <number:text-style style:name="N112">
      <number:text-content/>
      <number:text> j</number:text>
    </number:text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Verdana" style:font-family-asian="Verdana" style:font-family-generic-asian="system" style:font-pitch-asian="variable" style:font-name-complex="Verdana" style:font-family-complex="Verdana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6:27:04.791455617</meta:creation-date>
    <dc:date>2017-01-19T18:41:50.205908762</dc:date>
    <meta:editing-duration>PT1H1M9S</meta:editing-duration>
    <meta:editing-cycles>6</meta:editing-cycles>
    <meta:generator>LibreOffice/5.1.6.2.0$Linux_X86_64 LibreOffice_project/10m0$Build-2</meta:generator>
    <meta:document-statistic meta:table-count="1" meta:cell-count="467" meta:object-count="0"/>
  </office:meta>
</office:document-meta>
</file>